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okumentacja projektu: Notatnik Online</text:span></text:h>
      <text:p text:style-name="Horizontal_20_Line"/>
      <text:h text:style-name="Heading_20_2" text:outline-level="2"><text:span text:style-name="Strong_20_Emphasis">1. Wprowadzenie</text:span></text:h>
      <text:p text:style-name="Text_20_body">Projekt <text:span text:style-name="Strong_20_Emphasis">Notatnik Online</text:span> to aplikacja internetowa umożliwiająca użytkownikom tworzenie, edycję, przechowywanie i zarządzanie notatkami w chmurze. Aplikacja została stworzona w technologii <text:span text:style-name="Strong_20_Emphasis">ASP.NET Core 8</text:span> z wykorzystaniem bazy danych <text:span text:style-name="Strong_20_Emphasis">SQLite</text:span>. Głównym celem projektu jest zapewnienie użytkownikom wygodnego narzędzia do przechowywania notatek w sposób bezpieczny i zorganizowany.</text:p>
      <text:p text:style-name="Horizontal_20_Line"/>
      <text:h text:style-name="Heading_20_2" text:outline-level="2"><text:span text:style-name="Strong_20_Emphasis">2. Instrukcja uruchomienia</text:span></text:h>
      <text:h text:style-name="Heading_20_3" text:outline-level="3"><text:span text:style-name="Strong_20_Emphasis">Wymagania systemowe</text:span></text:h>
      <text:p text:style-name="Text_20_body">Aby uruchomić projekt, konieczne jest spełnienie następujących wymagań:</text:p>
      <text:list text:style-name="L1">
        <text:list-item>
          <text:p text:style-name="P1">Zainstalowany <text:span text:style-name="Strong_20_Emphasis">.NET SDK 8.0</text:span> lub nowszy.</text:p>
        </text:list-item>
        <text:list-item>
          <text:p text:style-name="P1">Środowisko programistyczne: <text:span text:style-name="Strong_20_Emphasis">Visual Studio 2022</text:span> (zalecane) lub <text:span text:style-name="Strong_20_Emphasis">Visual Studio Code</text:span>.</text:p>
        </text:list-item>
        <text:list-item>
          <text:p text:style-name="P1">Baza danych: <text:span text:style-name="Strong_20_Emphasis">SQLite</text:span> (domyślnie) lub <text:span text:style-name="Strong_20_Emphasis">MS SQL Server</text:span> (opcjonalnie).</text:p>
        </text:list-item>
      </text:list>
      <text:h text:style-name="Heading_20_3" text:outline-level="3"><text:span text:style-name="Strong_20_Emphasis">Kroki uruchomienia</text:span></text:h>
      <text:list text:style-name="L2">
        <text:list-item>
          <text:p text:style-name="P2"><text:span text:style-name="Strong_20_Emphasis">Sklonuj repozytorium projektu</text:span>:</text:p>
          <text:list>
            <text:list-item>
              <text:p text:style-name="P2">Otwórz terminal i wykonaj polecenie:</text:p>
              <text:p text:style-name="P3">bash</text:p>
              <text:p text:style-name="P2">Copy</text:p>
              <text:p text:style-name="P4">git clone https://github.com/twoj-login/OnlineNotebook.git</text:p>
              <text:p text:style-name="P5">cd OnlineNotebook</text:p>
            </text:list-item>
          </text:list>
        </text:list-item>
        <text:list-item>
          <text:p text:style-name="P2"><text:span text:style-name="Strong_20_Emphasis">Zainstaluj zależności</text:span>:</text:p>
          <text:list>
            <text:list-item>
              <text:p text:style-name="P2">Uruchom polecenie:</text:p>
              <text:p text:style-name="P3">bash</text:p>
              <text:p text:style-name="P2">Copy</text:p>
              <text:p text:style-name="P5">dotnet restore</text:p>
            </text:list-item>
          </text:list>
        </text:list-item>
        <text:list-item>
          <text:p text:style-name="P2"><text:span text:style-name="Strong_20_Emphasis">Skonfiguruj bazę danych</text:span>:</text:p>
          <text:list>
            <text:list-item>
              <text:p text:style-name="P2">W pliku <text:span text:style-name="Source_20_Text">appsettings.json</text:span> upewnij się, że ciąg połączenia z bazą danych jest poprawny:</text:p>
              <text:p text:style-name="P3">json</text:p>
              <text:p text:style-name="P2">Copy</text:p>
              <text:p text:style-name="P4"><text:soft-page-break/>"ConnectionStrings": {</text:p>
              <text:p text:style-name="P4"><text:s text:c="2"/>"DefaultConnection": "Data Source=notebook.db"</text:p>
              <text:p text:style-name="P5">}</text:p>
            </text:list-item>
          </text:list>
        </text:list-item>
        <text:list-item>
          <text:p text:style-name="P2"><text:span text:style-name="Strong_20_Emphasis">Zastosuj migracje</text:span>:</text:p>
          <text:list>
            <text:list-item>
              <text:p text:style-name="P2">W terminalu wykonaj następujące polecenia, aby utworzyć i zaktualizować bazę danych:</text:p>
              <text:p text:style-name="P3">bash</text:p>
              <text:p text:style-name="P2">Copy</text:p>
              <text:p text:style-name="P4">dotnet ef migrations add InitialCreate</text:p>
              <text:p text:style-name="P5">dotnet ef database update</text:p>
            </text:list-item>
          </text:list>
        </text:list-item>
        <text:list-item>
          <text:p text:style-name="P2"><text:span text:style-name="Strong_20_Emphasis">Uruchom projekt</text:span>:</text:p>
          <text:list>
            <text:list-item>
              <text:p text:style-name="P2">W terminalu uruchom:</text:p>
              <text:p text:style-name="P3">bash</text:p>
              <text:p text:style-name="P2">Copy</text:p>
              <text:p text:style-name="P5">dotnet run</text:p>
            </text:list-item>
            <text:list-item>
              <text:p text:style-name="P2">Otwórz przeglądarkę i przejdź do adresu <text:span text:style-name="Source_20_Text">https://localhost:5001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Struktura projektu</text:span></text:h>
      <text:p text:style-name="Text_20_body">Projekt został zorganizowany w następujący sposób:</text:p>
      <text:h text:style-name="Heading_20_3" text:outline-level="3"><text:span text:style-name="Strong_20_Emphasis">Główne foldery i pliki</text:span></text:h>
      <text:list text:style-name="L3">
        <text:list-item>
          <text:p text:style-name="P6"><text:span text:style-name="Strong_20_Emphasis"><text:span text:style-name="Source_20_Text">Pages/</text:span></text:span>: Zawiera strony Razor, które odpowiadają za wyświetlanie interfejsu użytkownika. Przykładowe strony to:</text:p>
          <text:list>
            <text:list-item>
              <text:p text:style-name="P6"><text:span text:style-name="Source_20_Text">Index.cshtml</text:span> – strona główna.</text:p>
            </text:list-item>
            <text:list-item>
              <text:p text:style-name="P6"><text:span text:style-name="Source_20_Text">Notes/Index.cshtml</text:span> – lista notatek użytkownika.</text:p>
            </text:list-item>
            <text:list-item>
              <text:p text:style-name="P6"><text:span text:style-name="Source_20_Text">Notes/Create.cshtml</text:span> – formularz tworzenia nowej notatki.</text:p>
            </text:list-item>
            <text:list-item>
              <text:p text:style-name="P6"><text:span text:style-name="Source_20_Text">Notes/Edit.cshtml</text:span> – formularz edycji notatki.</text:p>
            </text:list-item>
            <text:list-item>
              <text:p text:style-name="P6"><text:span text:style-name="Source_20_Text">Notes/Delete.cshtml</text:span> – potwierdzenie usunięcia notatki.</text:p>
            </text:list-item>
          </text:list>
        </text:list-item>
        <text:list-item>
          <text:p text:style-name="P6"><text:span text:style-name="Strong_20_Emphasis"><text:span text:style-name="Source_20_Text">Models/</text:span></text:span>: Zawiera modele danych, które reprezentują encje w bazie danych. Przykładowe modele to:</text:p>
          <text:list>
            <text:list-item>
              <text:p text:style-name="P6"><text:span text:style-name="Source_20_Text">Note.cs</text:span> – reprezentuje notatkę.</text:p>
            </text:list-item>
            <text:list-item>
              <text:p text:style-name="P6"><text:span text:style-name="Source_20_Text">User.cs</text:span> – reprezentuje użytkownika (generowany automatycznie przez ASP.NET Core Identity).</text:p>
            </text:list-item>
          </text:list>
        </text:list-item>
        <text:list-item>
          <text:p text:style-name="P6"><text:span text:style-name="Strong_20_Emphasis"><text:span text:style-name="Source_20_Text">Data/</text:span></text:span>: Zawiera kontekst bazy danych (<text:span text:style-name="Source_20_Text">AppDbContext.cs</text:span>), który zarządza połączeniem z bazą danych i operacjami na danych.</text:p>
        </text:list-item>
        <text:list-item>
          <text:p text:style-name="P6"><text:soft-page-break/><text:span text:style-name="Strong_20_Emphasis"><text:span text:style-name="Source_20_Text">wwwroot/</text:span></text:span>: Zawiera pliki statyczne, takie jak arkusze stylów CSS, skrypty JavaScript oraz obrazy.</text:p>
        </text:list-item>
        <text:list-item>
          <text:p text:style-name="P6"><text:span text:style-name="Strong_20_Emphasis"><text:span text:style-name="Source_20_Text">appsettings.json</text:span></text:span>: Plik konfiguracyjny, w którym przechowywane są ustawienia aplikacji, np. ciąg połączenia z bazą danych.</text:p>
        </text:list-item>
        <text:list-item>
          <text:p text:style-name="P6"><text:span text:style-name="Strong_20_Emphasis"><text:span text:style-name="Source_20_Text">Program.cs</text:span></text:span>: Główny plik konfiguracyjny aplikacji, w którym definiowane są usługi i middleware.</text:p>
        </text:list-item>
      </text:list>
      <text:h text:style-name="Heading_20_3" text:outline-level="3"><text:span text:style-name="Strong_20_Emphasis">Struktura bazy danych</text:span></text:h>
      <text:p text:style-name="Text_20_body">Aplikacja wykorzystuje bazę danych SQLite, która składa się z dwóch głównych tabel:</text:p>
      <text:list text:style-name="L4">
        <text:list-item>
          <text:p text:style-name="P7"><text:span text:style-name="Strong_20_Emphasis">Tabela </text:span><text:span text:style-name="Strong_20_Emphasis"><text:span text:style-name="Source_20_Text">Users</text:span></text:span>:</text:p>
          <text:list>
            <text:list-item>
              <text:p text:style-name="P7">Przechowuje informacje o użytkownikach.</text:p>
            </text:list-item>
            <text:list-item>
              <text:p text:style-name="P7">Kolumny:</text:p>
              <text:list>
                <text:list-item>
                  <text:p text:style-name="P7"><text:span text:style-name="Source_20_Text">Id</text:span> – unikalny identyfikator użytkownika (klucz główny).</text:p>
                </text:list-item>
                <text:list-item>
                  <text:p text:style-name="P7"><text:span text:style-name="Source_20_Text">UserName</text:span> – nazwa użytkownika (maksymalnie 50 znaków).</text:p>
                </text:list-item>
                <text:list-item>
                  <text:p text:style-name="P7"><text:span text:style-name="Source_20_Text">Email</text:span> – adres e-mail (unikalny).</text:p>
                </text:list-item>
                <text:list-item>
                  <text:p text:style-name="P7"><text:span text:style-name="Source_20_Text">PasswordHash</text:span> – zaszyfrowane hasło użytkownika.</text:p>
                </text:list-item>
              </text:list>
            </text:list-item>
          </text:list>
        </text:list-item>
        <text:list-item>
          <text:p text:style-name="P7"><text:span text:style-name="Strong_20_Emphasis">Tabela </text:span><text:span text:style-name="Strong_20_Emphasis"><text:span text:style-name="Source_20_Text">Notes</text:span></text:span>:</text:p>
          <text:list>
            <text:list-item>
              <text:p text:style-name="P7">Przechowuje notatki użytkowników.</text:p>
            </text:list-item>
            <text:list-item>
              <text:p text:style-name="P7">Kolumny:</text:p>
              <text:list>
                <text:list-item>
                  <text:p text:style-name="P7"><text:span text:style-name="Source_20_Text">Id</text:span> – unikalny identyfikator notatki (klucz główny).</text:p>
                </text:list-item>
                <text:list-item>
                  <text:p text:style-name="P7"><text:span text:style-name="Source_20_Text">Title</text:span> – tytuł notatki (maksymalnie 100 znaków).</text:p>
                </text:list-item>
                <text:list-item>
                  <text:p text:style-name="P7"><text:span text:style-name="Source_20_Text">Content</text:span> – treść notatki (bez ograniczeń długości).</text:p>
                </text:list-item>
                <text:list-item>
                  <text:p text:style-name="P7"><text:span text:style-name="Source_20_Text">CreatedAt</text:span> – data utworzenia notatki.</text:p>
                </text:list-item>
                <text:list-item>
                  <text:p text:style-name="P7"><text:span text:style-name="Source_20_Text">UserId</text:span> – klucz obcy do tabeli <text:span text:style-name="Source_20_Text">Users</text:span>, który przypisuje notatkę do konkretnego użytkownika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pan text:style-name="Strong_20_Emphasis">4. System użytkowników</text:span></text:h>
      <text:h text:style-name="Heading_20_3" text:outline-level="3"><text:span text:style-name="Strong_20_Emphasis">Rejestracja</text:span></text:h>
      <text:p text:style-name="Text_20_body">Użytkownicy mogą zarejestrować się w systemie, podając następujące dane:</text:p>
      <text:list text:style-name="L5">
        <text:list-item>
          <text:p text:style-name="P8"><text:span text:style-name="Strong_20_Emphasis">Nazwa użytkownika</text:span> (wymagane, maksymalnie 50 znaków).</text:p>
        </text:list-item>
        <text:list-item>
          <text:p text:style-name="P8"><text:span text:style-name="Strong_20_Emphasis">Adres e-mail</text:span> (wymagane, unikalny).</text:p>
        </text:list-item>
        <text:list-item>
          <text:p text:style-name="P8"><text:span text:style-name="Strong_20_Emphasis">Hasło</text:span> (wymagane, minimum 6 znaków).</text:p>
        </text:list-item>
      </text:list>
      <text:h text:style-name="Heading_20_3" text:outline-level="3"><text:soft-page-break/><text:span text:style-name="Strong_20_Emphasis">Logowanie</text:span></text:h>
      <text:p text:style-name="Text_20_body">Zarejestrowani użytkownicy mogą zalogować się do systemu, podając:</text:p>
      <text:list text:style-name="L6">
        <text:list-item>
          <text:p text:style-name="P9"><text:span text:style-name="Strong_20_Emphasis">Adres e-mail</text:span> lub <text:span text:style-name="Strong_20_Emphasis">nazwę użytkownika</text:span>.</text:p>
        </text:list-item>
        <text:list-item>
          <text:p text:style-name="P9"><text:span text:style-name="Strong_20_Emphasis">Hasło</text:span>.</text:p>
        </text:list-item>
      </text:list>
      <text:h text:style-name="Heading_20_3" text:outline-level="3"><text:span text:style-name="Strong_20_Emphasis">Wylogowanie</text:span></text:h>
      <text:p text:style-name="Text_20_body">Użytkownicy mogą się wylogować, klikając przycisk <text:span text:style-name="Strong_20_Emphasis">Wyloguj</text:span> w menu nawigacyjnym.</text:p>
      <text:h text:style-name="Heading_20_3" text:outline-level="3"><text:span text:style-name="Strong_20_Emphasis">Dostęp do zasobów</text:span></text:h>
      <text:list text:style-name="L7">
        <text:list-item>
          <text:p text:style-name="P10"><text:span text:style-name="Strong_20_Emphasis">Strony publiczne</text:span>:</text:p>
          <text:list>
            <text:list-item>
              <text:p text:style-name="P10">Strona główna (<text:span text:style-name="Source_20_Text">/</text:span>) – zawiera podstawowe informacje o aplikacji.</text:p>
            </text:list-item>
            <text:list-item>
              <text:p text:style-name="P10">Strona rejestracji (<text:span text:style-name="Source_20_Text">/Register</text:span>) – umożliwia rejestrację nowego użytkownika.</text:p>
            </text:list-item>
            <text:list-item>
              <text:p text:style-name="P10">Strona logowania (<text:span text:style-name="Source_20_Text">/Login</text:span>) – umożliwia zalogowanie się do systemu.</text:p>
            </text:list-item>
          </text:list>
        </text:list-item>
        <text:list-item>
          <text:p text:style-name="P10"><text:span text:style-name="Strong_20_Emphasis">Strony tylko dla zalogowanych użytkowników</text:span>:</text:p>
          <text:list>
            <text:list-item>
              <text:p text:style-name="P10">Panel użytkownika (<text:span text:style-name="Source_20_Text">/Notes/Index</text:span>) – wyświetla listę notatek użytkownika.</text:p>
            </text:list-item>
            <text:list-item>
              <text:p text:style-name="P10">Tworzenie notatki (<text:span text:style-name="Source_20_Text">/Notes/Create</text:span>) – formularz do dodawania nowej notatki.</text:p>
            </text:list-item>
            <text:list-item>
              <text:p text:style-name="P10">Edycja notatki (<text:span text:style-name="Source_20_Text">/Notes/Edit/{id}</text:span>) – formularz do edycji istniejącej notatki.</text:p>
            </text:list-item>
            <text:list-item>
              <text:p text:style-name="P10">Usuwanie notatki (<text:span text:style-name="Source_20_Text">/Notes/Delete/{id}</text:span>) – potwierdzenie usunięcia notatki.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Funkcjonalności aplikacji</text:span></text:h>
      <text:h text:style-name="Heading_20_3" text:outline-level="3"><text:span text:style-name="Strong_20_Emphasis">Tworzenie notatek</text:span></text:h>
      <text:p text:style-name="Text_20_body">Zalogowani użytkownicy mogą tworzyć nowe notatki, podając:</text:p>
      <text:list text:style-name="L8">
        <text:list-item>
          <text:p text:style-name="P11"><text:span text:style-name="Strong_20_Emphasis">Tytuł</text:span> (wymagane, maksymalnie 100 znaków).</text:p>
        </text:list-item>
        <text:list-item>
          <text:p text:style-name="P11"><text:span text:style-name="Strong_20_Emphasis">Treść</text:span> (bez ograniczeń długości).</text:p>
        </text:list-item>
      </text:list>
      <text:h text:style-name="Heading_20_3" text:outline-level="3"><text:span text:style-name="Strong_20_Emphasis">Edycja notatek</text:span></text:h>
      <text:p text:style-name="Text_20_body">Użytkownicy mogą edytować swoje notatki, zmieniając tytuł i treść.</text:p>
      <text:h text:style-name="Heading_20_3" text:outline-level="3"><text:span text:style-name="Strong_20_Emphasis">Usuwanie notatek</text:span></text:h>
      <text:p text:style-name="Text_20_body">Użytkownicy mogą usuwać swoje notatki. Operacja ta jest nieodwracalna.</text:p>
      <text:h text:style-name="Heading_20_3" text:outline-level="3"><text:span text:style-name="Strong_20_Emphasis">Przeglądanie notatek</text:span></text:h>
      <text:p text:style-name="Text_20_body">Zalogowani użytkownicy widzą listę swoich notatek na stronie <text:span text:style-name="Source_20_Text">/Notes/Index</text:span>. Każda notatka wyświetla tytuł, krótki podgląd treści oraz datę utworzenia.</text:p>
      <text:p text:style-name="Horizontal_20_Line"/>
      <text:h text:style-name="Heading_20_2" text:outline-level="2"><text:soft-page-break/><text:span text:style-name="Strong_20_Emphasis">6. Ograniczenia i uwagi</text:span></text:h>
      <text:list text:style-name="L9">
        <text:list-item>
          <text:p text:style-name="P12"><text:span text:style-name="Strong_20_Emphasis">Tytuł notatki</text:span>: Maksymalnie 100 znaków (ograniczenie zaimplementowane w bazie danych).</text:p>
        </text:list-item>
        <text:list-item>
          <text:p text:style-name="P12"><text:span text:style-name="Strong_20_Emphasis">Treść notatki</text:span>: Bez ograniczeń długości.</text:p>
        </text:list-item>
        <text:list-item>
          <text:p text:style-name="P12"><text:span text:style-name="Strong_20_Emphasis">Dostęp do notatek</text:span>: Tylko zalogowani użytkownicy mają dostęp do swoich notatek.</text:p>
        </text:list-item>
        <text:list-item>
          <text:p text:style-name="P12"><text:span text:style-name="Strong_20_Emphasis">Walidacja danych</text:span>: Formularze są walidowane po stronie klienta i serwera.</text:p>
        </text:list-item>
      </text:list>
      <text:p text:style-name="Horizontal_20_Line"/>
      <text:h text:style-name="Heading_20_2" text:outline-level="2"><text:span text:style-name="Strong_20_Emphasis">7. Przykładowe użycie</text:span></text:h>
      <text:list text:style-name="L10">
        <text:list-item>
          <text:p text:style-name="P13">Zarejestruj nowego użytkownika na stronie <text:span text:style-name="Source_20_Text">/Register</text:span>.</text:p>
        </text:list-item>
        <text:list-item>
          <text:p text:style-name="P13">Zaloguj się na stronie <text:span text:style-name="Source_20_Text">/Login</text:span>.</text:p>
        </text:list-item>
        <text:list-item>
          <text:p text:style-name="P13">Przejdź do panelu użytkownika (<text:span text:style-name="Source_20_Text">/Notes/Index</text:span>).</text:p>
        </text:list-item>
        <text:list-item>
          <text:p text:style-name="P13">Dodaj nową notatkę, klikając przycisk <text:span text:style-name="Strong_20_Emphasis">Dodaj nową notatkę</text:span>.</text:p>
        </text:list-item>
        <text:list-item>
          <text:p text:style-name="P13">Edytuj lub usuń istniejące notatki.</text:p>
        </text:list-item>
      </text:list>
      <text:p text:style-name="Horizontal_20_Line"/>
      <text:h text:style-name="Heading_20_2" text:outline-level="2"><text:span text:style-name="Strong_20_Emphasis">8. Znane problemy</text:span></text:h>
      <text:list text:style-name="L11">
        <text:list-item>
          <text:p text:style-name="P14"><text:span text:style-name="Strong_20_Emphasis">Brak ograniczenia długości treści notatki</text:span>: W bazie danych nie ma ograniczenia długości pola <text:span text:style-name="Source_20_Text">Content</text:span>, co może prowadzić do problemów z wydajnością w przypadku bardzo długich notatek.</text:p>
        </text:list-item>
        <text:list-item>
          <text:p text:style-name="P14"><text:span text:style-name="Strong_20_Emphasis">Brak potwierdzenia przed usunięciem notatki</text:span>: Usunięcie notatki następuje natychmiast po kliknięciu przycisku <text:span text:style-name="Strong_20_Emphasis">Usuń</text:span>.</text:p>
        </text:list-item>
      </text:list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23:51:04.106000000</meta:creation-date>
    <dc:date>2025-02-01T23:51:58</dc:date>
    <meta:editing-duration>PT55S</meta:editing-duration>
    <meta:editing-cycles>1</meta:editing-cycles>
    <meta:document-statistic meta:table-count="0" meta:image-count="0" meta:object-count="0" meta:page-count="5" meta:paragraph-count="121" meta:word-count="769" meta:character-count="5652" meta:non-whitespace-character-count="5065"/>
    <meta:generator>LibreOffice/24.8.4.2$Windows_X86_64 LibreOffice_project/bb3cfa12c7b1bf994ecc5649a80400d06cd71002</meta:generator>
  </office:meta>
</office:document-meta>
</file>